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2.68mm"/>
    </style:style>
    <style:style style:name="co13" style:family="table-column">
      <style:table-column-properties fo:break-before="auto" style:column-width="30.04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28.13mm"/>
    </style:style>
    <style:style style:name="co16" style:family="table-column">
      <style:table-column-properties fo:break-before="auto" style:column-width="32.76mm"/>
    </style:style>
    <style:style style:name="co17" style:family="table-column">
      <style:table-column-properties fo:break-before="auto" style:column-width="24.0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4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border-left="none" fo:border-right="none" fo:border-top="none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order-bottom="2.49pt solid #000000" fo:background-color="#ff3333" fo:border-left="none" fo:border-right="none" fo:border-top="none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order-bottom="2.49pt solid #000000" fo:background-color="#00cc00" fo:border-left="none" fo:border-right="none" fo:border-top="none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order-bottom="2.49pt solid #000000" fo:background-color="#6666ff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2.49pt solid #000000" fo:background-color="#ffff00" fo:border-left="none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2.49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2.49pt solid #000000" fo:background-color="#ff3333" fo:border-left="0.06pt solid #000000" fo:border-right="none" fo:border-top="none"/>
    </style:style>
    <style:style style:name="ce18" style:family="table-cell" style:parent-style-name="Default">
      <style:table-cell-properties fo:border-bottom="2.49pt solid #000000" fo:background-color="transparent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gw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2"/>
        <table:table-column table:style-name="co6" table:default-cell-style-name="ce12"/>
        <table:table-column table:style-name="co7" table:default-cell-style-name="ce16"/>
        <table:table-column table:style-name="co8" table:default-cell-style-name="ce6"/>
        <table:table-column table:style-name="co9" table:default-cell-style-name="ce12"/>
        <table:table-column table:style-name="co10" table:default-cell-style-name="ce12"/>
        <table:table-column table:style-name="co11" table:default-cell-style-name="ce16"/>
        <table:table-column table:style-name="co12" table:default-cell-style-name="ce6"/>
        <table:table-column table:style-name="co13" table:default-cell-style-name="ce8"/>
        <table:table-column table:style-name="co14" table:default-cell-style-name="ce10"/>
        <table:table-column table:style-name="co7" table:default-cell-style-name="ce16"/>
        <table:table-column table:style-name="co8" table:default-cell-style-name="ce6"/>
        <table:table-column table:style-name="co9" table:default-cell-style-name="ce12"/>
        <table:table-column table:style-name="co10" table:default-cell-style-name="ce10"/>
        <table:table-column table:style-name="co15" table:default-cell-style-name="ce15"/>
        <table:table-column table:style-name="co11" table:default-cell-style-name="ce6"/>
        <table:table-column table:style-name="co16" table:default-cell-style-name="ce12"/>
        <table:table-column table:style-name="co17" table:default-cell-style-name="ce12"/>
        <table:table-column table:style-name="co4" table:default-cell-style-name="ce16"/>
        <table:table-column table:style-name="co18" table:number-columns-repeated="1001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tracker</text:p>
          </table:table-cell>
          <table:table-cell table:style-name="ce2" office:value-type="string" calcext:value-type="string">
            <text:p>reg_comm</text:p>
          </table:table-cell>
          <table:table-cell table:style-name="ce2" office:value-type="string" calcext:value-type="string">
            <text:p>reg_emo</text:p>
          </table:table-cell>
          <table:table-cell table:style-name="ce2" office:value-type="string" calcext:value-type="string">
            <text:p>Correlation</text:p>
          </table:table-cell>
          <table:table-cell table:style-name="ce2" office:value-type="string" calcext:value-type="string">
            <text:p>samples</text:p>
          </table:table-cell>
          <table:table-cell table:style-name="ce14" office:value-type="string" calcext:value-type="string">
            <text:p>big_oter_anger</text:p>
          </table:table-cell>
          <table:table-cell table:style-name="ce2" office:value-type="string" calcext:value-type="string">
            <text:p>big_oter_fear</text:p>
          </table:table-cell>
          <table:table-cell table:style-name="ce2" office:value-type="string" calcext:value-type="string">
            <text:p>big_oter_sadness</text:p>
          </table:table-cell>
          <table:table-cell table:style-name="ce2" office:value-type="string" calcext:value-type="string">
            <text:p>big_oter_joy</text:p>
          </table:table-cell>
          <table:table-cell table:style-name="ce14" office:value-type="string" calcext:value-type="string">
            <text:p>big_rter_anger</text:p>
          </table:table-cell>
          <table:table-cell table:style-name="ce2" office:value-type="string" calcext:value-type="string">
            <text:p>big_rter_fear</text:p>
          </table:table-cell>
          <table:table-cell table:style-name="ce2" office:value-type="string" calcext:value-type="string">
            <text:p>big_rter_sadness</text:p>
          </table:table-cell>
          <table:table-cell table:style-name="ce2" office:value-type="string" calcext:value-type="string">
            <text:p>big_rter_joy</text:p>
          </table:table-cell>
          <table:table-cell table:style-name="ce14" office:value-type="string" calcext:value-type="string">
            <text:p>big_rted_anger</text:p>
          </table:table-cell>
          <table:table-cell table:style-name="ce2" office:value-type="string" calcext:value-type="string">
            <text:p>big_rted_fear</text:p>
          </table:table-cell>
          <table:table-cell table:style-name="ce2" office:value-type="string" calcext:value-type="string">
            <text:p>big_rted_sadness</text:p>
          </table:table-cell>
          <table:table-cell table:style-name="ce2" office:value-type="string" calcext:value-type="string">
            <text:p>big_rted_joy</text:p>
          </table:table-cell>
          <table:table-cell table:style-name="ce14" office:value-type="string" calcext:value-type="string">
            <text:p>big_tmed_anger</text:p>
          </table:table-cell>
          <table:table-cell table:style-name="ce2" office:value-type="string" calcext:value-type="string">
            <text:p>big_tmed_fear</text:p>
          </table:table-cell>
          <table:table-cell table:style-name="ce2" office:value-type="string" calcext:value-type="string">
            <text:p>big_tmed_sadness</text:p>
          </table:table-cell>
          <table:table-cell table:style-name="ce2" office:value-type="string" calcext:value-type="string">
            <text:p>big_tmed_joy</text:p>
          </table:table-cell>
          <table:table-cell table:style-name="ce14" office:value-type="string" calcext:value-type="string">
            <text:p>intercept</text:p>
          </table:table-cell>
          <table:table-cell table:style-name="ce1"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tter</text:p>
          </table:table-cell>
          <table:table-cell office:value-type="string" calcext:value-type="string">
            <text:p>anger</text:p>
          </table:table-cell>
          <table:table-cell office:value-type="float" office:value="0.513559" calcext:value-type="float">
            <text:p>0,513559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0.299551" calcext:value-type="float">
            <text:p>0,299551</text:p>
          </table:table-cell>
          <table:table-cell office:value-type="float" office:value="0.174462" calcext:value-type="float">
            <text:p>0,174462</text:p>
          </table:table-cell>
          <table:table-cell table:style-name="ce8" office:value-type="float" office:value="-0.300155" calcext:value-type="float">
            <text:p>-0,300155</text:p>
          </table:table-cell>
          <table:table-cell table:number-columns-repeated="2"/>
          <table:table-cell table:style-name="ce12"/>
          <table:table-cell office:value-type="float" office:value="0.168995" calcext:value-type="float">
            <text:p>0,168995</text:p>
          </table:table-cell>
          <table:table-cell office:value-type="float" office:value="0.185868" calcext:value-type="float">
            <text:p>0,185868</text:p>
          </table:table-cell>
          <table:table-cell table:style-name="ce15" office:value-type="float" office:value="0.100358" calcext:value-type="float">
            <text:p>0,100358</text:p>
          </table:table-cell>
          <table:table-cell office:value-type="float" office:value="0.083666" calcext:value-type="float">
            <text:p>0,083666</text:p>
          </table:table-cell>
          <table:table-cell/>
          <table:table-cell office:value-type="float" office:value="-0.072161" calcext:value-type="float">
            <text:p>-0,072161</text:p>
          </table:table-cell>
          <table:table-cell office:value-type="float" office:value="0.296134" calcext:value-type="float">
            <text:p>0,296134</text:p>
          </table:table-cell>
          <table:table-cell office:value-type="float" office:value="-0.097734" calcext:value-type="float">
            <text:p>-0,097734</text:p>
          </table:table-cell>
          <table:table-cell table:number-columns-repeated="2"/>
          <table:table-cell office:value-type="float" office:value="-0.001713" calcext:value-type="float">
            <text:p>-0,001713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ter</text:p>
          </table:table-cell>
          <table:table-cell office:value-type="string" calcext:value-type="string">
            <text:p>anger</text:p>
          </table:table-cell>
          <table:table-cell office:value-type="float" office:value="0.721868" calcext:value-type="float">
            <text:p>0,72186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20086" calcext:value-type="float">
            <text:p>0,20086</text:p>
          </table:table-cell>
          <table:table-cell/>
          <table:table-cell table:style-name="ce10" office:value-type="float" office:value="0.187456" calcext:value-type="float">
            <text:p>0,187456</text:p>
          </table:table-cell>
          <table:table-cell/>
          <table:table-cell office:value-type="float" office:value="0.078894" calcext:value-type="float">
            <text:p>0,078894</text:p>
          </table:table-cell>
          <table:table-cell table:style-name="ce12" table:number-columns-repeated="2"/>
          <table:table-cell/>
          <table:table-cell office:value-type="float" office:value="0.106406" calcext:value-type="float">
            <text:p>0,106406</text:p>
          </table:table-cell>
          <table:table-cell/>
          <table:table-cell table:style-name="ce12"/>
          <table:table-cell office:value-type="float" office:value="0.140754" calcext:value-type="float">
            <text:p>0,140754</text:p>
          </table:table-cell>
          <table:table-cell table:style-name="ce12"/>
          <table:table-cell table:number-columns-repeated="2"/>
          <table:table-cell office:value-type="float" office:value="-0.007725" calcext:value-type="float">
            <text:p>-0,007725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w</text:p>
          </table:table-cell>
          <table:table-cell table:style-name="ce3" office:value-type="string" calcext:value-type="string">
            <text:p>rter</text:p>
          </table:table-cell>
          <table:table-cell table:style-name="ce5" office:value-type="string" calcext:value-type="string">
            <text:p>anger</text:p>
          </table:table-cell>
          <table:table-cell table:style-name="ce13" office:value-type="float" office:value="0.289548" calcext:value-type="float">
            <text:p>0,289548</text:p>
          </table:table-cell>
          <table:table-cell table:style-name="ce13" office:value-type="float" office:value="39" calcext:value-type="float">
            <text:p>39</text:p>
          </table:table-cell>
          <table:table-cell table:style-name="ce17" office:value-type="float" office:value="0.733761" calcext:value-type="float">
            <text:p>0,733761</text:p>
          </table:table-cell>
          <table:table-cell table:style-name="ce13"/>
          <table:table-cell table:style-name="ce9" office:value-type="float" office:value="-0.644589" calcext:value-type="float">
            <text:p>-0,644589</text:p>
          </table:table-cell>
          <table:table-cell table:style-name="ce13"/>
          <table:table-cell table:style-name="ce18"/>
          <table:table-cell table:style-name="ce7" office:value-type="float" office:value="-0.183768" calcext:value-type="float">
            <text:p>-0,183768</text:p>
          </table:table-cell>
          <table:table-cell table:style-name="ce9" office:value-type="float" office:value="0.36825" calcext:value-type="float">
            <text:p>0,36825</text:p>
          </table:table-cell>
          <table:table-cell table:style-name="ce11" office:value-type="float" office:value="0.315862" calcext:value-type="float">
            <text:p>0,315862</text:p>
          </table:table-cell>
          <table:table-cell table:style-name="ce17" office:value-type="float" office:value="0.186573" calcext:value-type="float">
            <text:p>0,186573</text:p>
          </table:table-cell>
          <table:table-cell table:style-name="ce13" table:number-columns-repeated="2"/>
          <table:table-cell table:style-name="ce11" office:value-type="float" office:value="-0.076785" calcext:value-type="float">
            <text:p>-0,076785</text:p>
          </table:table-cell>
          <table:table-cell table:style-name="ce17" office:value-type="float" office:value="0.197915" calcext:value-type="float">
            <text:p>0,197915</text:p>
          </table:table-cell>
          <table:table-cell table:style-name="ce7" office:value-type="float" office:value="-0.144861" calcext:value-type="float">
            <text:p>-0,144861</text:p>
          </table:table-cell>
          <table:table-cell table:style-name="ce9" office:value-type="float" office:value="0.112595" calcext:value-type="float">
            <text:p>0,112595</text:p>
          </table:table-cell>
          <table:table-cell table:style-name="ce13"/>
          <table:table-cell table:style-name="ce18" office:value-type="float" office:value="0.030397" calcext:value-type="float">
            <text:p>0,030397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tter</text:p>
          </table:table-cell>
          <table:table-cell table:style-name="ce6" office:value-type="string" calcext:value-type="string">
            <text:p>fear</text:p>
          </table:table-cell>
          <table:table-cell office:value-type="float" office:value="0.819621" calcext:value-type="float">
            <text:p>0,819621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0.334335" calcext:value-type="float">
            <text:p>0,334335</text:p>
          </table:table-cell>
          <table:table-cell office:value-type="float" office:value="0.148903" calcext:value-type="float">
            <text:p>0,148903</text:p>
          </table:table-cell>
          <table:table-cell table:number-columns-repeated="3"/>
          <table:table-cell table:style-name="ce12" table:number-columns-repeated="3"/>
          <table:table-cell/>
          <table:table-cell office:value-type="float" office:value="0.263932" calcext:value-type="float">
            <text:p>0,263932</text:p>
          </table:table-cell>
          <table:table-cell/>
          <table:table-cell table:style-name="ce12"/>
          <table:table-cell table:style-name="ce16"/>
          <table:table-cell office:value-type="float" office:value="-0.086948" calcext:value-type="float">
            <text:p>-0,086948</text:p>
          </table:table-cell>
          <table:table-cell table:style-name="ce8" office:value-type="float" office:value="0.182228" calcext:value-type="float">
            <text:p>0,182228</text:p>
          </table:table-cell>
          <table:table-cell/>
          <table:table-cell office:value-type="float" office:value="0.039955" calcext:value-type="float">
            <text:p>0,039955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ter</text:p>
          </table:table-cell>
          <table:table-cell table:style-name="ce6" office:value-type="string" calcext:value-type="string">
            <text:p>fear</text:p>
          </table:table-cell>
          <table:table-cell office:value-type="float" office:value="0.739424" calcext:value-type="float">
            <text:p>0,73942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448644" calcext:value-type="float">
            <text:p>0,448644</text:p>
          </table:table-cell>
          <table:table-cell table:number-columns-repeated="3"/>
          <table:table-cell office:value-type="float" office:value="0.126477" calcext:value-type="float">
            <text:p>0,126477</text:p>
          </table:table-cell>
          <table:table-cell table:style-name="ce12" table:number-columns-repeated="2"/>
          <table:table-cell/>
          <table:table-cell office:value-type="float" office:value="0.103539" calcext:value-type="float">
            <text:p>0,103539</text:p>
          </table:table-cell>
          <table:table-cell/>
          <table:table-cell table:style-name="ce12"/>
          <table:table-cell office:value-type="float" office:value="0.262538" calcext:value-type="float">
            <text:p>0,262538</text:p>
          </table:table-cell>
          <table:table-cell office:value-type="float" office:value="-0.082045" calcext:value-type="float">
            <text:p>-0,082045</text:p>
          </table:table-cell>
          <table:table-cell table:number-columns-repeated="2"/>
          <table:table-cell office:value-type="float" office:value="0.001421" calcext:value-type="float">
            <text:p>0,001421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w</text:p>
          </table:table-cell>
          <table:table-cell table:style-name="ce3" office:value-type="string" calcext:value-type="string">
            <text:p>rter</text:p>
          </table:table-cell>
          <table:table-cell table:style-name="ce7" office:value-type="string" calcext:value-type="string">
            <text:p>fear</text:p>
          </table:table-cell>
          <table:table-cell table:style-name="ce13" office:value-type="float" office:value="0.772613" calcext:value-type="float">
            <text:p>0,772613</text:p>
          </table:table-cell>
          <table:table-cell table:style-name="ce13" office:value-type="float" office:value="39" calcext:value-type="float">
            <text:p>39</text:p>
          </table:table-cell>
          <table:table-cell table:style-name="ce18"/>
          <table:table-cell table:style-name="ce13" table:number-columns-repeated="3"/>
          <table:table-cell table:style-name="ce17" office:value-type="float" office:value="-0.231083" calcext:value-type="float">
            <text:p>-0,231083</text:p>
          </table:table-cell>
          <table:table-cell table:style-name="ce13"/>
          <table:table-cell table:style-name="ce9" office:value-type="float" office:value="0.335431" calcext:value-type="float">
            <text:p>0,335431</text:p>
          </table:table-cell>
          <table:table-cell table:style-name="ce13"/>
          <table:table-cell table:style-name="ce18"/>
          <table:table-cell table:style-name="ce7" office:value-type="float" office:value="0.393818" calcext:value-type="float">
            <text:p>0,393818</text:p>
          </table:table-cell>
          <table:table-cell table:style-name="ce13" table:number-columns-repeated="2"/>
          <table:table-cell table:style-name="ce18"/>
          <table:table-cell table:style-name="ce13"/>
          <table:table-cell table:style-name="ce9" office:value-type="float" office:value="0.104262" calcext:value-type="float">
            <text:p>0,104262</text:p>
          </table:table-cell>
          <table:table-cell table:style-name="ce13"/>
          <table:table-cell table:style-name="ce18" office:value-type="float" office:value="0.078229" calcext:value-type="float">
            <text:p>0,078229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tter</text:p>
          </table:table-cell>
          <table:table-cell table:style-name="ce8" office:value-type="string" calcext:value-type="string">
            <text:p>sadness</text:p>
          </table:table-cell>
          <table:table-cell office:value-type="float" office:value="0.558897" calcext:value-type="float">
            <text:p>0,55889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2"/>
          <table:table-cell table:number-columns-repeated="2"/>
          <table:table-cell table:style-name="ce15" office:value-type="float" office:value="-0.203814" calcext:value-type="float">
            <text:p>-0,203814</text:p>
          </table:table-cell>
          <table:table-cell table:style-name="ce12"/>
          <table:table-cell office:value-type="float" office:value="0.403905" calcext:value-type="float">
            <text:p>0,403905</text:p>
          </table:table-cell>
          <table:table-cell office:value-type="float" office:value="0.196437" calcext:value-type="float">
            <text:p>0,196437</text:p>
          </table:table-cell>
          <table:table-cell/>
          <table:table-cell table:style-name="ce12"/>
          <table:table-cell table:style-name="ce8" office:value-type="float" office:value="0.187845" calcext:value-type="float">
            <text:p>0,187845</text:p>
          </table:table-cell>
          <table:table-cell table:style-name="ce12"/>
          <table:table-cell office:value-type="float" office:value="0.183703" calcext:value-type="float">
            <text:p>0,183703</text:p>
          </table:table-cell>
          <table:table-cell office:value-type="float" office:value="-0.101194" calcext:value-type="float">
            <text:p>-0,101194</text:p>
          </table:table-cell>
          <table:table-cell table:style-name="ce8" office:value-type="float" office:value="0.133235" calcext:value-type="float">
            <text:p>0,133235</text:p>
          </table:table-cell>
          <table:table-cell/>
          <table:table-cell office:value-type="float" office:value="0.028375" calcext:value-type="float">
            <text:p>0,028375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ter</text:p>
          </table:table-cell>
          <table:table-cell table:style-name="ce8" office:value-type="string" calcext:value-type="string">
            <text:p>sadness</text:p>
          </table:table-cell>
          <table:table-cell office:value-type="float" office:value="0.512342" calcext:value-type="float">
            <text:p>0,51234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164008" calcext:value-type="float">
            <text:p>0,164008</text:p>
          </table:table-cell>
          <table:table-cell/>
          <table:table-cell table:style-name="ce10" office:value-type="float" office:value="0.139671" calcext:value-type="float">
            <text:p>0,139671</text:p>
          </table:table-cell>
          <table:table-cell table:style-name="ce15" office:value-type="float" office:value="-0.180203" calcext:value-type="float">
            <text:p>-0,180203</text:p>
          </table:table-cell>
          <table:table-cell office:value-type="float" office:value="0.090285" calcext:value-type="float">
            <text:p>0,090285</text:p>
          </table:table-cell>
          <table:table-cell office:value-type="float" office:value="0.225057" calcext:value-type="float">
            <text:p>0,225057</text:p>
          </table:table-cell>
          <table:table-cell office:value-type="float" office:value="0.120723" calcext:value-type="float">
            <text:p>0,120723</text:p>
          </table:table-cell>
          <table:table-cell/>
          <table:table-cell office:value-type="float" office:value="0.064837" calcext:value-type="float">
            <text:p>0,064837</text:p>
          </table:table-cell>
          <table:table-cell/>
          <table:table-cell office:value-type="float" office:value="-0.058332" calcext:value-type="float">
            <text:p>-0,058332</text:p>
          </table:table-cell>
          <table:table-cell office:value-type="float" office:value="0.251077" calcext:value-type="float">
            <text:p>0,251077</text:p>
          </table:table-cell>
          <table:table-cell office:value-type="float" office:value="-0.064123" calcext:value-type="float">
            <text:p>-0,064123</text:p>
          </table:table-cell>
          <table:table-cell table:number-columns-repeated="2"/>
          <table:table-cell office:value-type="float" office:value="-0.004484" calcext:value-type="float">
            <text:p>-0,004484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w</text:p>
          </table:table-cell>
          <table:table-cell table:style-name="ce3" office:value-type="string" calcext:value-type="string">
            <text:p>rter</text:p>
          </table:table-cell>
          <table:table-cell table:style-name="ce9" office:value-type="string" calcext:value-type="string">
            <text:p>sadness</text:p>
          </table:table-cell>
          <table:table-cell table:style-name="ce13" office:value-type="float" office:value="0.589119" calcext:value-type="float">
            <text:p>0,589119</text:p>
          </table:table-cell>
          <table:table-cell table:style-name="ce13" office:value-type="float" office:value="39" calcext:value-type="float">
            <text:p>39</text:p>
          </table:table-cell>
          <table:table-cell table:style-name="ce18"/>
          <table:table-cell table:style-name="ce13" table:number-columns-repeated="3"/>
          <table:table-cell table:style-name="ce17" office:value-type="float" office:value="-0.290483" calcext:value-type="float">
            <text:p>-0,290483</text:p>
          </table:table-cell>
          <table:table-cell table:style-name="ce13"/>
          <table:table-cell table:style-name="ce9" office:value-type="float" office:value="0.499574" calcext:value-type="float">
            <text:p>0,499574</text:p>
          </table:table-cell>
          <table:table-cell table:style-name="ce11" office:value-type="float" office:value="0.185973" calcext:value-type="float">
            <text:p>0,185973</text:p>
          </table:table-cell>
          <table:table-cell table:style-name="ce18"/>
          <table:table-cell table:style-name="ce13"/>
          <table:table-cell table:style-name="ce9" office:value-type="float" office:value="0.351285" calcext:value-type="float">
            <text:p>0,351285</text:p>
          </table:table-cell>
          <table:table-cell table:style-name="ce13"/>
          <table:table-cell table:style-name="ce17" office:value-type="float" office:value="0.154108" calcext:value-type="float">
            <text:p>0,154108</text:p>
          </table:table-cell>
          <table:table-cell table:style-name="ce13" table:number-columns-repeated="3"/>
          <table:table-cell table:style-name="ce18" office:value-type="float" office:value="0.024714" calcext:value-type="float">
            <text:p>0,024714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tter</text:p>
          </table:table-cell>
          <table:table-cell table:style-name="ce10" office:value-type="string" calcext:value-type="string">
            <text:p>joy</text:p>
          </table:table-cell>
          <table:table-cell table:style-name="Default" office:value-type="float" office:value="0.663906" calcext:value-type="float">
            <text:p>0,663906</text:p>
          </table:table-cell>
          <table:table-cell table:style-name="Default" office:value-type="float" office:value="39" calcext:value-type="float">
            <text:p>39</text:p>
          </table:table-cell>
          <table:table-cell table:style-name="ce15" office:value-type="float" office:value="-0.670717" calcext:value-type="float">
            <text:p>-0,670717</text:p>
          </table:table-cell>
          <table:table-cell office:value-type="float" office:value="0.272712" calcext:value-type="float">
            <text:p>0,272712</text:p>
          </table:table-cell>
          <table:table-cell table:number-columns-repeated="3"/>
          <table:table-cell office:value-type="float" office:value="0.100807" calcext:value-type="float">
            <text:p>0,100807</text:p>
          </table:table-cell>
          <table:table-cell table:style-name="ce12"/>
          <table:table-cell office:value-type="float" office:value="0.290289" calcext:value-type="float">
            <text:p>0,290289</text:p>
          </table:table-cell>
          <table:table-cell/>
          <table:table-cell table:style-name="ce12"/>
          <table:table-cell table:style-name="ce8" office:value-type="float" office:value="0.149362" calcext:value-type="float">
            <text:p>0,149362</text:p>
          </table:table-cell>
          <table:table-cell office:value-type="float" office:value="0.244772" calcext:value-type="float">
            <text:p>0,244772</text:p>
          </table:table-cell>
          <table:table-cell office:value-type="float" office:value="0.603194" calcext:value-type="float">
            <text:p>0,603194</text:p>
          </table:table-cell>
          <table:table-cell office:value-type="float" office:value="-0.136574" calcext:value-type="float">
            <text:p>-0,136574</text:p>
          </table:table-cell>
          <table:table-cell table:number-columns-repeated="2"/>
          <table:table-cell office:value-type="float" office:value="0.004863" calcext:value-type="float">
            <text:p>0,004863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oter</text:p>
          </table:table-cell>
          <table:table-cell table:style-name="ce10" office:value-type="string" calcext:value-type="string">
            <text:p>joy</text:p>
          </table:table-cell>
          <table:table-cell table:style-name="Default" office:value-type="float" office:value="0.427489" calcext:value-type="float">
            <text:p>0,427489</text:p>
          </table:table-cell>
          <table:table-cell table:style-name="Default" office:value-type="float" office:value="39" calcext:value-type="float">
            <text:p>39</text:p>
          </table:table-cell>
          <table:table-cell table:style-name="ce19"/>
          <table:table-cell office:value-type="float" office:value="0.105784" calcext:value-type="float">
            <text:p>0,105784</text:p>
          </table:table-cell>
          <table:table-cell/>
          <table:table-cell table:style-name="ce10" office:value-type="float" office:value="0.307598" calcext:value-type="float">
            <text:p>0,307598</text:p>
          </table:table-cell>
          <table:table-cell table:style-name="ce15" office:value-type="float" office:value="-0.129337" calcext:value-type="float">
            <text:p>-0,129337</text:p>
          </table:table-cell>
          <table:table-cell office:value-type="float" office:value="0.104555" calcext:value-type="float">
            <text:p>0,104555</text:p>
          </table:table-cell>
          <table:table-cell office:value-type="float" office:value="0.135424" calcext:value-type="float">
            <text:p>0,135424</text:p>
          </table:table-cell>
          <table:table-cell table:style-name="ce12"/>
          <table:table-cell/>
          <table:table-cell office:value-type="float" office:value="0.060873" calcext:value-type="float">
            <text:p>0,060873</text:p>
          </table:table-cell>
          <table:table-cell/>
          <table:table-cell office:value-type="float" office:value="-0.060574" calcext:value-type="float">
            <text:p>-0,060574</text:p>
          </table:table-cell>
          <table:table-cell office:value-type="float" office:value="0.119703" calcext:value-type="float">
            <text:p>0,119703</text:p>
          </table:table-cell>
          <table:table-cell office:value-type="float" office:value="-0.058117" calcext:value-type="float">
            <text:p>-0,058117</text:p>
          </table:table-cell>
          <table:table-cell/>
          <table:table-cell table:style-name="ce10" office:value-type="float" office:value="0.043445" calcext:value-type="float">
            <text:p>0,043445</text:p>
          </table:table-cell>
          <table:table-cell office:value-type="float" office:value="0.022869" calcext:value-type="float">
            <text:p>0,022869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w</text:p>
          </table:table-cell>
          <table:table-cell table:style-name="ce3" office:value-type="string" calcext:value-type="string">
            <text:p>rter</text:p>
          </table:table-cell>
          <table:table-cell table:style-name="ce11" office:value-type="string" calcext:value-type="string">
            <text:p>joy</text:p>
          </table:table-cell>
          <table:table-cell table:style-name="ce3" office:value-type="float" office:value="0.646785" calcext:value-type="float">
            <text:p>0,646785</text:p>
          </table:table-cell>
          <table:table-cell table:style-name="ce3" office:value-type="float" office:value="39" calcext:value-type="float">
            <text:p>39</text:p>
          </table:table-cell>
          <table:table-cell table:style-name="ce17" office:value-type="float" office:value="-0.615438" calcext:value-type="float">
            <text:p>-0,615438</text:p>
          </table:table-cell>
          <table:table-cell table:style-name="ce13" table:number-columns-repeated="3"/>
          <table:table-cell table:style-name="ce18"/>
          <table:table-cell table:style-name="ce13" table:number-columns-repeated="2"/>
          <table:table-cell table:style-name="ce11" office:value-type="float" office:value="0.438565" calcext:value-type="float">
            <text:p>0,438565</text:p>
          </table:table-cell>
          <table:table-cell table:style-name="ce18"/>
          <table:table-cell table:style-name="ce13" table:number-columns-repeated="2"/>
          <table:table-cell table:style-name="ce11" office:value-type="float" office:value="0.421552" calcext:value-type="float">
            <text:p>0,421552</text:p>
          </table:table-cell>
          <table:table-cell table:style-name="ce17" office:value-type="float" office:value="0.837258" calcext:value-type="float">
            <text:p>0,837258</text:p>
          </table:table-cell>
          <table:table-cell table:style-name="ce7" office:value-type="float" office:value="-0.169254" calcext:value-type="float">
            <text:p>-0,169254</text:p>
          </table:table-cell>
          <table:table-cell table:style-name="ce13" table:number-columns-repeated="2"/>
          <table:table-cell table:style-name="ce18" office:value-type="float" office:value="0.037465" calcext:value-type="float">
            <text:p>0,037465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31T00:18:15.944763010</dc:date>
    <dc:creator>den Drown</dc:creator>
    <meta:editing-duration>PT4M13S</meta:editing-duration>
    <meta:editing-cycles>1</meta:editing-cycles>
    <meta:document-statistic meta:table-count="1" meta:cell-count="191" meta:object-count="0"/>
  </office:meta>
</office:document-meta>
</file>